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T2" style:parent-style-name="Absatz-Standardschriftart" style:family="text">
      <style:text-properties fo:language="de" fo:country="DE"/>
    </style:style>
    <style:style style:name="T3" style:parent-style-name="Absatz-Standardschriftart" style:family="text">
      <style:text-properties fo:color="#FFFFFF" fo:font-size="40pt" style:font-size-asian="40pt" style:font-size-complex="40pt"/>
    </style:style>
    <style:style style:name="T4" style:parent-style-name="Absatz-Standardschriftart" style:family="text">
      <style:text-properties fo:color="#FFFFFF" fo:font-size="20pt" style:font-size-asian="20pt" style:font-size-complex="20pt"/>
    </style:style>
    <style:style style:name="P5" style:parent-style-name="KeinLeerraum" style:family="paragraph">
      <style:text-properties fo:color="#FFFFFF"/>
    </style:style>
    <style:style style:name="P6" style:parent-style-name="Standard" style:family="paragraph">
      <style:paragraph-properties fo:text-align="center"/>
    </style:style>
    <style:style style:name="T7" style:parent-style-name="Absatz-Standardschriftart" style:family="text">
      <style:text-properties fo:color="#FFFFFF" fo:font-size="26pt" style:font-size-asian="26pt" style:font-size-complex="26pt" fo:language="de" fo:country="DE"/>
    </style:style>
    <style:style style:name="P8" style:parent-style-name="KeinLeerraum" style:family="paragraph">
      <style:paragraph-properties fo:text-align="end"/>
    </style:style>
    <style:style style:name="T9" style:parent-style-name="Absatz-Standardschriftart" style:family="text">
      <style:text-properties fo:color="#FFFFFF" fo:language="de" fo:country="AT"/>
    </style:style>
    <style:style style:name="P10" style:parent-style-name="KeinLeerraum" style:family="paragraph">
      <style:paragraph-properties fo:text-align="end"/>
    </style:style>
    <style:style style:name="T11" style:parent-style-name="Absatz-Standardschriftart" style:family="text">
      <style:text-properties fo:color="#FFFFFF"/>
    </style:style>
    <style:style style:name="P12" style:parent-style-name="KeinLeerraum" style:family="paragraph">
      <style:paragraph-properties fo:text-align="end"/>
    </style:style>
    <style:style style:name="T13" style:parent-style-name="Absatz-Standardschriftart" style:family="text">
      <style:text-properties fo:color="#FFFFFF"/>
    </style:style>
    <style:style style:name="P14" style:parent-style-name="Standard" style:family="paragraph">
      <style:paragraph-properties fo:break-before="page"/>
    </style:style>
    <style:style style:name="P1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7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Standard" style:family="paragraph">
      <style:paragraph-properties fo:break-before="page"/>
    </style:style>
    <style:style style:name="P23" style:parent-style-name="Standard" style:family="paragraph">
      <style:paragraph-properties fo:margin-top="0.0694in" fo:margin-bottom="0.0694in" fo:line-height="100%"/>
    </style:style>
    <style:style style:name="P24" style:parent-style-name="Standard" style:family="paragraph">
      <style:paragraph-properties fo:margin-top="0.0694in" fo:margin-bottom="0.0694in" fo:line-height="100%"/>
    </style:style>
    <style:style style:name="P25" style:parent-style-name="Standard" style:family="paragraph">
      <style:paragraph-properties fo:margin-top="0.0694in" fo:margin-bottom="0.0694in" fo:line-height="100%"/>
    </style:style>
    <style:style style:name="T26" style:parent-style-name="Hervorhebung" style:family="text">
      <style:text-properties style:font-name="Verdana"/>
    </style:style>
    <style:style style:name="T27" style:parent-style-name="Absatz-Standardschriftart" style:family="text">
      <style:text-properties style:font-name="Verdana" fo:font-style="italic" style:font-style-asian="italic" style:font-style-complex="italic"/>
    </style:style>
    <style:style style:name="T28" style:parent-style-name="Hervorhebung" style:family="text">
      <style:text-properties style:font-name="Verdana"/>
    </style:style>
    <style:style style:name="T29" style:parent-style-name="Absatz-Standardschriftart" style:family="text">
      <style:text-properties style:font-name="Verdana" fo:font-style="italic" style:font-style-asian="italic" style:font-style-complex="italic"/>
    </style:style>
    <style:style style:name="T30" style:parent-style-name="Hervorhebung" style:family="text">
      <style:text-properties style:font-name="Verdana"/>
    </style:style>
    <style:style style:name="T31" style:parent-style-name="Absatz-Standardschriftart" style:family="text">
      <style:text-properties style:font-name="Verdana" fo:font-style="italic" style:font-style-asian="italic" style:font-style-complex="italic"/>
    </style:style>
    <style:style style:name="T32" style:parent-style-name="Hervorhebung" style:family="text">
      <style:text-properties style:font-name="Verdana"/>
    </style:style>
    <style:style style:name="T33" style:parent-style-name="Absatz-Standardschriftart" style:family="text">
      <style:text-properties style:font-name="Verdana" fo:font-style="italic" style:font-style-asian="italic" style:font-style-complex="italic"/>
    </style:style>
    <style:style style:name="T34" style:parent-style-name="Hervorhebung" style:family="text">
      <style:text-properties style:font-name="Verdana"/>
    </style:style>
    <style:style style:name="P35" style:parent-style-name="Standard" style:family="paragraph">
      <style:paragraph-properties fo:break-before="page"/>
    </style:style>
    <style:style style:name="TableColumn37" style:family="table-column">
      <style:table-column-properties style:column-width="1.5444in"/>
    </style:style>
    <style:style style:name="TableColumn38" style:family="table-column">
      <style:table-column-properties style:column-width="1.3277in"/>
    </style:style>
    <style:style style:name="TableColumn39" style:family="table-column">
      <style:table-column-properties style:column-width="1.3763in"/>
    </style:style>
    <style:style style:name="TableColumn40" style:family="table-column">
      <style:table-column-properties style:column-width="1.1006in"/>
    </style:style>
    <style:style style:name="TableColumn41" style:family="table-column">
      <style:table-column-properties style:column-width="1.1006in"/>
    </style:style>
    <style:style style:name="Table36" style:family="table">
      <style:table-properties style:width="6.45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</style:style>
    <style:style style:name="P97" style:parent-style-name="Standard" style:family="paragraph">
      <style:paragraph-properties fo:break-before="page"/>
    </style:style>
    <style:style style:name="P98" style:parent-style-name="Standard" style:family="paragraph">
      <style:paragraph-properties fo:break-before="page"/>
    </style:style>
    <style:style style:name="P99" style:parent-style-name="Standard" style:family="paragraph">
      <style:paragraph-properties style:text-autospace="none" fo:margin-bottom="0in" fo:line-height="100%"/>
    </style:style>
    <style:style style:name="T10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01" style:parent-style-name="Absatz-Standardschriftart" style:family="text">
      <style:text-properties style:font-name-complex="Calibri" fo:font-size="14pt" style:font-size-asian="14pt" style:font-size-complex="14pt"/>
    </style:style>
    <style:style style:name="P102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03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04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05" style:parent-style-name="Standard" style:family="paragraph">
      <style:paragraph-properties style:text-autospace="none" fo:margin-bottom="0in" fo:line-height="100%"/>
    </style:style>
    <style:style style:name="T106" style:parent-style-name="Absatz-Standardschriftart" style:family="text">
      <style:text-properties style:font-name-complex="Calibri" fo:font-size="14pt" style:font-size-asian="14pt" style:font-size-complex="14pt"/>
    </style:style>
    <style:style style:name="T107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08" style:parent-style-name="Absatz-Standardschriftart" style:family="text">
      <style:text-properties style:font-name-complex="Calibri" fo:font-size="14pt" style:font-size-asian="14pt" style:font-size-complex="14pt"/>
    </style:style>
    <style:style style:name="P109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10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11" style:parent-style-name="Standard" style:family="paragraph">
      <style:paragraph-properties style:text-autospace="none" fo:margin-bottom="0in" fo:line-height="100%"/>
    </style:style>
    <style:style style:name="T112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13" style:parent-style-name="Absatz-Standardschriftart" style:family="text">
      <style:text-properties style:font-name-complex="Calibri" fo:font-size="14pt" style:font-size-asian="14pt" style:font-size-complex="14pt"/>
    </style:style>
    <style:style style:name="P114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15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16" style:parent-style-name="Standard" style:family="paragraph">
      <style:paragraph-properties style:text-autospace="none" fo:margin-bottom="0in" fo:line-height="100%"/>
    </style:style>
    <style:style style:name="T117" style:parent-style-name="Absatz-Standardschriftart" style:family="text">
      <style:text-properties style:font-name-complex="Calibri" fo:font-size="14pt" style:font-size-asian="14pt" style:font-size-complex="14pt"/>
    </style:style>
    <style:style style:name="T118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19" style:parent-style-name="Absatz-Standardschriftart" style:family="text">
      <style:text-properties style:font-name-complex="Calibri" fo:font-size="14pt" style:font-size-asian="14pt" style:font-size-complex="14pt"/>
    </style:style>
    <style:style style:name="P120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21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22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23" style:parent-style-name="Standard" style:family="paragraph">
      <style:paragraph-properties style:text-autospace="none" fo:margin-bottom="0in" fo:line-height="100%"/>
    </style:style>
    <style:style style:name="T124" style:parent-style-name="Absatz-Standardschriftart" style:family="text">
      <style:text-properties style:font-name-complex="Calibri" fo:font-size="14pt" style:font-size-asian="14pt" style:font-size-complex="14pt"/>
    </style:style>
    <style:style style:name="T12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26" style:parent-style-name="Absatz-Standardschriftart" style:family="text">
      <style:text-properties style:font-name-complex="Calibri" fo:font-size="14pt" style:font-size-asian="14pt" style:font-size-complex="14pt"/>
    </style:style>
    <style:style style:name="P127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28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29" style:parent-style-name="Standard" style:family="paragraph">
      <style:paragraph-properties style:text-autospace="none" fo:margin-bottom="0in" fo:line-height="100%"/>
    </style:style>
    <style:style style:name="T130" style:parent-style-name="Absatz-Standardschriftart" style:family="text">
      <style:text-properties style:font-name-complex="Calibri" fo:font-size="14pt" style:font-size-asian="14pt" style:font-size-complex="14pt"/>
    </style:style>
    <style:style style:name="T13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32" style:parent-style-name="Absatz-Standardschriftart" style:family="text">
      <style:text-properties style:font-name-complex="Calibri" fo:font-size="14pt" style:font-size-asian="14pt" style:font-size-complex="14pt"/>
    </style:style>
    <style:style style:name="P133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34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35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36" style:parent-style-name="Standard" style:family="paragraph">
      <style:paragraph-properties style:text-autospace="none" fo:margin-bottom="0in" fo:line-height="100%"/>
    </style:style>
    <style:style style:name="T137" style:parent-style-name="Absatz-Standardschriftart" style:family="text">
      <style:text-properties style:font-name-complex="Calibri" fo:font-size="14pt" style:font-size-asian="14pt" style:font-size-complex="14pt"/>
    </style:style>
    <style:style style:name="T138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39" style:parent-style-name="Absatz-Standardschriftart" style:family="text">
      <style:text-properties style:font-name-complex="Calibri" fo:font-size="14pt" style:font-size-asian="14pt" style:font-size-complex="14pt"/>
    </style:style>
    <style:style style:name="P140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41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42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43" style:parent-style-name="Standard" style:family="paragraph">
      <style:paragraph-properties fo:break-before="page"/>
    </style:style>
    <style:style style:name="P144" style:parent-style-name="Listenabsatz" style:family="paragraph"/>
    <style:style style:name="P145" style:parent-style-name="Listenabsatz" style:family="paragraph"/>
    <style:style style:name="P146" style:parent-style-name="Listenabsatz" style:family="paragraph"/>
    <style:style style:name="P147" style:parent-style-name="Listenabsatz" style:family="paragraph"/>
    <style:style style:name="P148" style:parent-style-name="Listenabsatz" style:family="paragraph"/>
    <style:style style:family="graphic" style:name="a10">
      <style:graphic-properties fo:min-width="1.12083in" fo:min-height="1.05625in" fo:wrap-option="wrap" fo:padding-top="0.05in" fo:padding-bottom="0.05in" fo:padding-left="0.1in" fo:padding-right="0.1in" draw:textarea-vertical-align="bottom" style:writing-mode="lr-tb" draw:fill="solid" draw:fill-color="#c0504d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1">
      <style:graphic-properties style:writing-mode="lr-tb"/>
    </style:style>
    <style:style style:family="graphic" style:name="a12">
      <style:graphic-properties style:writing-mode="lr-tb" draw:fill="solid" draw:fill-color="#bfbfbf" draw:opacity="50%" draw:stroke="solid" svg:stroke-width="0.01389in" svg:stroke-color="#ffffff" svg:stroke-opacity="100%" draw:stroke-linejoin="miter"/>
      <style:paragraph-properties/>
    </style:style>
    <style:style style:family="graphic" style:name="a13">
      <style:graphic-properties style:writing-mode="lr-tb" draw:fill="solid" draw:fill-color="#c0504d" draw:opacity="100%" draw:stroke="solid" svg:stroke-width="0.01389in" svg:stroke-color="#ffffff" svg:stroke-opacity="100%" draw:stroke-linejoin="miter"/>
      <style:paragraph-properties/>
    </style:style>
    <style:style style:family="graphic" style:name="a1">
      <style:graphic-properties style:writing-mode="lr-tb" draw:fill="bitmap" draw:fill-image-name="a0" style:repeat="repeat" draw:stroke="solid" svg:stroke-width="0.01389in" svg:stroke-color="#ffffff" svg:stroke-opacity="100%" draw:stroke-linejoin="miter"/>
      <style:paragraph-properties/>
    </style:style>
    <style:style style:family="graphic" style:name="a14">
      <style:graphic-properties style:writing-mode="lr-tb" draw:fill="solid" draw:fill-color="#bfbfbf" draw:opacity="50%" draw:stroke="solid" svg:stroke-width="0.01389in" svg:stroke-color="#ffffff" svg:stroke-opacity="100%" draw:stroke-linejoin="miter"/>
      <style:paragraph-properties/>
    </style:style>
    <style:style style:family="graphic" style:name="a2">
      <style:graphic-properties fo:min-width="11.09514in" fo:min-height="5.72847in" fo:wrap-option="wrap" fo:padding-top="1.5in" fo:padding-bottom="0.05in" fo:padding-left="0.25in" fo:padding-right="0.5in" draw:textarea-vertical-align="top" style:writing-mode="lr-tb" draw:fill="solid" draw:fill-color="#737373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5">
      <style:graphic-properties style:writing-mode="lr-tb"/>
    </style:style>
    <style:style style:family="graphic" style:name="a3">
      <style:graphic-properties style:writing-mode="lr-tb" draw:fill="solid" draw:fill-color="#a7bfde" draw:opacity="80%" draw:stroke="solid" svg:stroke-width="0.01389in" svg:stroke-color="#ffffff" svg:stroke-opacity="100%" draw:stroke-linejoin="miter"/>
      <style:paragraph-properties/>
    </style:style>
    <style:style style:family="graphic" style:name="a16">
      <style:graphic-properties fo:min-width="1.02014in" fo:min-height="4.79861in" fo:wrap-option="wrap" fo:padding-top="0in" fo:padding-bottom="0in" fo:padding-left="0.1in" fo:padding-right="0.1in" draw:textarea-vertical-align="bottom" style:writing-mode="lr-tb" draw:fill="none" draw:stroke="none" draw:auto-grow-width="false" draw:auto-grow-height="false"/>
      <style:paragraph-properties/>
    </style:style>
    <style:style style:family="graphic" style:name="a4">
      <style:graphic-properties style:writing-mode="lr-tb" draw:fill="solid" draw:fill-color="#a7bfde" draw:opacity="50%" draw:stroke="solid" svg:stroke-width="0.01389in" svg:stroke-color="#ffffff" svg:stroke-opacity="100%" draw:stroke-linejoin="miter"/>
      <style:paragraph-properties/>
    </style:style>
    <style:style style:family="graphic" style:name="a17">
      <style:graphic-properties style:writing-mode="lr-tb"/>
    </style:style>
    <style:style style:family="graphic" style:name="a5">
      <style:graphic-properties style:writing-mode="lr-tb" draw:fill="solid" draw:fill-color="#a7bfde" draw:opacity="80%" draw:stroke="solid" svg:stroke-width="0.01389in" svg:stroke-color="#ffffff" svg:stroke-opacity="100%" draw:stroke-linejoin="miter"/>
      <style:paragraph-properties/>
    </style:style>
    <style:style style:family="graphic" style:name="a18">
      <style:graphic-properties style:wrap="run-through" style:run-through="foreground" style:writing-mode="lr-tb" style:horizontal-rel="page" style:vertical-rel="page" style:horizontal-pos="center" style:vertical-pos="middle"/>
    </style:style>
    <style:style style:family="graphic" style:name="a6">
      <style:graphic-properties style:writing-mode="lr-tb" draw:fill="solid" draw:fill-color="#a7bfde" draw:opacity="50%" draw:stroke="solid" svg:stroke-width="0.01389in" svg:stroke-color="#ffffff" svg:stroke-opacity="100%" draw:stroke-linejoin="miter"/>
      <style:paragraph-properties/>
    </style:style>
    <style:style style:family="graphic" style:name="a7">
      <style:graphic-properties style:writing-mode="lr-tb" draw:fill="solid" draw:fill-color="#a7bfde" draw:opacity="50%" draw:stroke="solid" svg:stroke-width="0.01389in" svg:stroke-color="#ffffff" svg:stroke-opacity="100%" draw:stroke-linejoin="miter"/>
      <style:paragraph-properties/>
    </style:style>
    <style:style style:family="graphic" style:name="a8">
      <style:graphic-properties style:writing-mode="lr-tb" draw:fill="solid" draw:fill-color="#a7bfde" draw:opacity="50%" draw:stroke="solid" svg:stroke-width="0.01389in" svg:stroke-color="#ffffff" svg:stroke-opacity="100%" draw:stroke-linejoin="miter"/>
      <style:paragraph-properties/>
    </style:style>
    <style:style style:family="graphic" style:name="a9">
      <style:graphic-properties style:writing-mode="lr-tb"/>
    </style:style>
  </office:automatic-styles>
  <office:body>
    <office:text text:use-soft-page-breaks="true">
      <text:p text:style-name="P1"/>
      <text:p text:style-name="Standard"><text:span text:style-name="T2"><draw:g draw:z-index="251660288" draw:name="Group 2" draw:id="id17" draw:style-name="a18" text:anchor-type="paragraph"><svg:desc/><draw:g draw:z-index="251660288" draw:name="Group 3" draw:id="id10" draw:style-name="a11"><svg:desc/><draw:custom-shape svg:x="0.0125in" svg:y="0in" svg:width="7.82778in" svg:height="11.09514in" draw:z-index="0" draw:id="id0" draw:style-name="a1" draw:name="Rectangle 4"><svg:desc>Zig zag</svg:desc><draw:enhanced-geometry draw:type="non-primitive" svg:viewBox="0 0 21600 21600" draw:enhanced-path="M 0 0 L 21600 0 21600 21600 0 21600 Z N"/></draw:custom-shape><draw:custom-shape svg:x="2.11181in" svg:y="0in" svg:width="5.72847in" svg:height="11.09514in" draw:z-index="0" draw:id="id1" draw:style-name="a2" draw:name="Rectangle 5"><svg:desc/><text:p text:style-name="KeinLeerraum"><text:span text:style-name="T3">Remoting Patterns</text:span></text:p><text:p text:style-name="KeinLeerraum"><text:span text:style-name="T4">Protokoll zur Arbeitsdurchführung</text:span></text:p><text:p text:style-name="P5"/><draw:enhanced-geometry draw:type="non-primitive" svg:viewBox="0 0 21600 21600" draw:enhanced-path="M 0 0 L 21600 0 21600 21600 0 21600 Z N"/></draw:custom-shape><draw:g draw:z-index="251659264" draw:name="Group 6" draw:id="id8" draw:style-name="a9"><svg:desc/><draw:custom-shape svg:x="1.05625in" svg:y="4.46944in" svg:width="1.05556in" svg:height="1.12083in" draw:z-index="0" draw:id="id2" draw:style-name="a3" draw:name="Rectangle 7"><svg:desc/><draw:enhanced-geometry draw:type="non-primitive" svg:viewBox="0 0 21600 21600" draw:enhanced-path="M 0 0 L 21600 0 21600 21600 0 21600 Z N" draw:mirror-horizontal="true"/></draw:custom-shape><draw:custom-shape svg:x="1.05625in" svg:y="3.34931in" svg:width="1.05556in" svg:height="1.12014in" draw:z-index="0" draw:id="id3" draw:style-name="a4" draw:name="Rectangle 8"><svg:desc/><draw:enhanced-geometry draw:type="non-primitive" svg:viewBox="0 0 21600 21600" draw:enhanced-path="M 0 0 L 21600 0 21600 21600 0 21600 Z N" draw:mirror-horizontal="true"/></draw:custom-shape><draw:custom-shape svg:x="0in" svg:y="3.34931in" svg:width="1.05625in" svg:height="1.12014in" draw:z-index="0" draw:id="id4" draw:style-name="a5" draw:name="Rectangle 9"><svg:desc/><draw:enhanced-geometry draw:type="non-primitive" svg:viewBox="0 0 21600 21600" draw:enhanced-path="M 0 0 L 21600 0 21600 21600 0 21600 Z N" draw:mirror-horizontal="true"/></draw:custom-shape><draw:custom-shape svg:x="0in" svg:y="2.22847in" svg:width="1.05625in" svg:height="1.12083in" draw:z-index="0" draw:id="id5" draw:style-name="a6" draw:name="Rectangle 10"><svg:desc/><draw:enhanced-geometry draw:type="non-primitive" svg:viewBox="0 0 21600 21600" draw:enhanced-path="M 0 0 L 21600 0 21600 21600 0 21600 Z N" draw:mirror-horizontal="true"/></draw:custom-shape><draw:custom-shape svg:x="0in" svg:y="4.46944in" svg:width="1.05625in" svg:height="1.12083in" draw:z-index="0" draw:id="id6" draw:style-name="a7" draw:name="Rectangle 11"><svg:desc/><draw:enhanced-geometry draw:type="non-primitive" svg:viewBox="0 0 21600 21600" draw:enhanced-path="M 0 0 L 21600 0 21600 21600 0 21600 Z N" draw:mirror-horizontal="true"/></draw:custom-shape><draw:custom-shape svg:x="1.05625in" svg:y="5.59028in" svg:width="1.05556in" svg:height="1.12014in" draw:z-index="0" draw:id="id7" draw:style-name="a8" draw:name="Rectangle 12"><svg:desc/><draw:enhanced-geometry draw:type="non-primitive" svg:viewBox="0 0 21600 21600" draw:enhanced-path="M 0 0 L 21600 0 21600 21600 0 21600 Z N" draw:mirror-horizontal="true"/></draw:custom-shape></draw:g><draw:custom-shape svg:x="1.60139in" svg:y="0in" svg:width="1.05625in" svg:height="1.12083in" draw:z-index="0" draw:id="id9" draw:style-name="a10" draw:name="Rectangle 13"><svg:desc/><text:p text:style-name="P6"><text:span text:style-name="T7">2013</text:span></text:p><draw:enhanced-geometry draw:type="non-primitive" svg:viewBox="0 0 21600 21600" draw:enhanced-path="M 0 0 L 21600 0 21600 21600 0 21600 Z N" draw:mirror-horizontal="true"/></draw:custom-shape></draw:g><draw:g draw:z-index="251662336" draw:name="Group 14" draw:id="id16" draw:style-name="a17"><svg:desc/><draw:g draw:z-index="251661312" draw:name="Group 15" draw:id="id14" draw:style-name="a15"><svg:desc/><draw:custom-shape svg:x="7.10278in" svg:y="10.59514in" svg:width="0.26458in" svg:height="0.28264in" draw:z-index="0" draw:id="id11" draw:style-name="a12" draw:name="Rectangle 16"><svg:desc/><draw:enhanced-geometry draw:type="non-primitive" svg:viewBox="0 0 21600 21600" draw:enhanced-path="M 0 0 L 21600 0 21600 21600 0 21600 Z N" draw:mirror-vertical="true"/></draw:custom-shape><draw:custom-shape svg:x="7.10278in" svg:y="10.31667in" svg:width="0.26458in" svg:height="0.28264in" draw:z-index="0" draw:id="id12" draw:style-name="a13" draw:name="Rectangle 17"><svg:desc/><draw:enhanced-geometry draw:type="non-primitive" svg:viewBox="0 0 21600 21600" draw:enhanced-path="M 0 0 L 21600 0 21600 21600 0 21600 Z N" draw:mirror-vertical="true"/></draw:custom-shape><draw:custom-shape svg:x="7.36736in" svg:y="10.31667in" svg:width="0.26389in" svg:height="0.28264in" draw:z-index="0" draw:id="id13" draw:style-name="a14" draw:name="Rectangle 18"><svg:desc/><draw:enhanced-geometry draw:type="non-primitive" svg:viewBox="0 0 21600 21600" draw:enhanced-path="M 0 0 L 21600 0 21600 21600 0 21600 Z N" draw:mirror-vertical="true"/></draw:custom-shape></draw:g><draw:custom-shape svg:x="2.11389in" svg:y="9.85764in" svg:width="4.79861in" svg:height="1.02014in" draw:z-index="0" draw:id="id15" draw:style-name="a16" draw:name="Rectangle 19"><svg:desc/><text:p text:style-name="P8"><text:span text:style-name="T9">Patrick Mühl, Nanak Tattyrek</text:span></text:p><text:p text:style-name="P10"><text:span text:style-name="T11">TGM</text:span></text:p><text:p text:style-name="P12"><text:span text:style-name="T13">17.10.2013</text:span></text:p><draw:enhanced-geometry draw:type="non-primitive" svg:viewBox="0 0 21600 21600" draw:enhanced-path="M 0 0 L 21600 0 21600 21600 0 21600 Z N"/></draw:custom-shape></draw:g></draw:g></text:span></text:p>
      <text:p text:style-name="P14"/>
      <text:p text:style-name="Inhaltsverzeichnisüberschrift">Inhaltsangab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369812214" office:target-frame-name="_top" xlink:show="replace"><text:span text:style-name="Hyperlink">Aufgabenstellung</text:span><text:tab/>3</text:a></text:p>
          <text:p text:style-name="P16"><text:a xlink:href="#_Toc369812215" office:target-frame-name="_top" xlink:show="replace"><text:span text:style-name="Hyperlink">Aufgabe01 - Remoting Patterns</text:span><text:tab/>3</text:a></text:p>
          <text:p text:style-name="P17"><text:a xlink:href="#_Toc369812216" office:target-frame-name="_top" xlink:show="replace"><text:span text:style-name="Hyperlink">Arbeitsaufteilung und Zeitaufzeichnung</text:span><text:tab/>4</text:a></text:p>
          <text:p text:style-name="P18"><text:a xlink:href="#_Toc369812217" office:target-frame-name="_top" xlink:show="replace"><text:span text:style-name="Hyperlink">UML Diagramme</text:span><text:tab/>5</text:a></text:p>
          <text:p text:style-name="P19"><text:a xlink:href="#_Toc369812218" office:target-frame-name="_top" xlink:show="replace"><text:span text:style-name="Hyperlink">Beschreibung der Applikation</text:span><text:tab/>6</text:a></text:p>
          <text:p text:style-name="P20"><text:a xlink:href="#_Toc369812219" office:target-frame-name="_top" xlink:show="replace"><text:span text:style-name="Hyperlink">Kritik</text:span><text:tab/>7</text:a></text:p>
          <text:p text:style-name="P21"><text:a xlink:href="#_Toc369812220" office:target-frame-name="_top" xlink:show="replace"><text:span text:style-name="Hyperlink">Verbesserungsvorschläge</text:span><text:tab/>7</text:a></text:p>
        </text:index-body>
      </text:table-of-content>
      <text:p text:style-name="Standard"/>
      <text:h text:style-name="Überschrift1" text:outline-level="1"/>
      <text:p text:style-name="P22"/>
      <text:h text:style-name="Überschrift1" text:outline-level="1"><text:bookmark-start text:name="_Toc369812214"/><text:soft-page-break/>Aufgabenstellung<text:bookmark-end text:name="_Toc369812214"/></text:h>
      <text:p text:style-name="Standard"/>
      <text:h text:style-name="Überschrift2" text:outline-level="2"><text:bookmark-start text:name="_Toc369812215"/>Aufgabe01 - Remoting Patterns<text:bookmark-end text:name="_Toc369812215"/></text:h>
      <text:p text:style-name="StandardWeb">Das Framework für Remoting Patterns finden sie unter dem Thema "Resources"!<text:line-break/><text:line-break/>Gruppenarbeit: 2 Mitglieder (Server/Client)<text:line-break/><text:line-break/>Analysieren Sie in einer Gruppe von 2 Leuten die mitgelieferte Implementation der verteilten LeelaApplikation. Identifizieren Sie dabei alle verwendeten Elemente der "Basic Remoting Patterns" und erstellen Sie UML-Klassendiagramme für die Pakete comm, comm.socket, comm.soap, evs2009 und evs2009.mapping<text:line-break/><text:line-break/>Schließen Sie die unfertigen Tests ab, und dokumentieren Sie etwaige Schwierigkeiten.<text:line-break/><text:line-break/>Was ist zu tun?</text:p>
      <text:list text:style-name="LFO1" text:continue-numbering="true">
        <text:list-item>
          <text:p text:style-name="P23">UML Klassendiagramm</text:p>
        </text:list-item>
        <text:list-item>
          <text:p text:style-name="P24">Erweitern der Testfälle (mind. einen Testfall erweitern)</text:p>
        </text:list-item>
        <text:list-item>
          <text:p text:style-name="P25">Kritik und Verbesserungsvorschläge</text:p>
        </text:list-item>
      </text:list>
      <text:p text:style-name="StandardWeb"><text:span text:style-name="Hervorhebung">Punkte (16):</text:span></text:p>
      <text:p text:style-name="StandardWeb"><text:span text:style-name="T26">Identifikation von Basic Remoting Patterns ... 1Pkt</text:span><text:span text:style-name="T27"><text:line-break/></text:span><text:span text:style-name="T28">Beschreibung der Applikation ... 4Pkt</text:span><text:span text:style-name="T29"><text:line-break/></text:span><text:span text:style-name="T30">UML-Diagramme ... 2Pkt</text:span><text:span text:style-name="T31"><text:line-break/></text:span><text:span text:style-name="T32">Schreiben von neuem Testfall ... 3Pkt</text:span><text:span text:style-name="T33"><text:line-break/></text:span><text:span text:style-name="T34">konstruktive Verbesserungsvorschläge / Kritikpunkte ... 6Pkt</text:span></text:p>
      <text:p text:style-name="StandardWeb"/>
      <text:p text:style-name="StandardWeb"/>
      <text:p text:style-name="P35"/>
      <text:h text:style-name="Überschrift1" text:outline-level="1"><text:bookmark-start text:name="_Toc369812216"/><text:soft-page-break/>Arbeitsaufteilung<text:s/>und Zeitaufzeichnung<text:bookmark-end text:name="_Toc369812216"/></text:h>
      <text:p text:style-name="Standard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Subject</text:p>
          </table:table-cell>
          <table:table-cell table:style-name="TableCell45">
            <text:p text:style-name="P46">Patrick Mühl</text:p>
          </table:table-cell>
          <table:table-cell table:style-name="TableCell47">
            <text:p text:style-name="P48">Nanak Tattyrek</text:p>
          </table:table-cell>
          <table:table-cell table:style-name="TableCell49">
            <text:p text:style-name="P50">Geschätzte Zeit</text:p>
          </table:table-cell>
          <table:table-cell table:style-name="TableCell51">
            <text:p text:style-name="P52">Gesamte Zeit</text:p>
          </table:table-cell>
        </table:table-row>
        <table:table-row table:style-name="TableRow53">
          <table:table-cell table:style-name="TableCell54">
            <text:p text:style-name="P55">Erweitern der Testfälle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>2h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Erstellen der UML Diagramme</text:p>
          </table:table-cell>
          <table:table-cell table:style-name="TableCell67">
            <text:p text:style-name="P68"/>
          </table:table-cell>
          <table:table-cell table:style-name="TableCell69">
            <text:p text:style-name="P70">x</text:p>
          </table:table-cell>
          <table:table-cell table:style-name="TableCell71">
            <text:p text:style-name="P72">2h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Beschreibung der Applikation</text:p>
          </table:table-cell>
          <table:table-cell table:style-name="TableCell78">
            <text:p text:style-name="P79">x</text:p>
          </table:table-cell>
          <table:table-cell table:style-name="TableCell80">
            <text:p text:style-name="P81"/>
          </table:table-cell>
          <table:table-cell table:style-name="TableCell82">
            <text:p text:style-name="P83">3h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Schreiben des Protokolls</text:p>
          </table:table-cell>
          <table:table-cell table:style-name="TableCell89">
            <text:p text:style-name="P90">x</text:p>
          </table:table-cell>
          <table:table-cell table:style-name="TableCell91">
            <text:p text:style-name="P92">x</text:p>
          </table:table-cell>
          <table:table-cell table:style-name="TableCell93">
            <text:p text:style-name="P94">1h</text:p>
          </table:table-cell>
          <table:table-cell table:style-name="TableCell95">
            <text:p text:style-name="P96"/>
          </table:table-cell>
        </table:table-row>
      </table:table>
      <text:p text:style-name="Standard"/>
      <text:h text:style-name="Überschrift1" text:outline-level="1"/>
      <text:p text:style-name="P97"/>
      <text:h text:style-name="Überschrift1" text:outline-level="1"><text:bookmark-start text:name="_Toc369812217"/><text:soft-page-break/>UML Diagramme<text:bookmark-end text:name="_Toc369812217"/></text:h>
      <text:p text:style-name="P98"/>
      <text:h text:style-name="Überschrift1" text:outline-level="1"><text:bookmark-start text:name="_Toc369812218"/><text:soft-page-break/>Beschreibung der Applikation<text:bookmark-end text:name="_Toc369812218"/></text:h>
      <text:p text:style-name="P99"><text:span text:style-name="T100">AbsoluteObjectReference<text:s/></text:span><text:span text:style-name="T101">hat notwendige Informationen eines Peers,</text:span></text:p>
      <text:p text:style-name="P102">wie Protokoll und Bestimmungsort. Das AOR wird vom Requestor</text:p>
      <text:p text:style-name="P103">verwendet.</text:p>
      <text:p text:style-name="P104"/>
      <text:p text:style-name="P105"><text:span text:style-name="T106"><text:s/></text:span><text:span text:style-name="T107">Lookup<text:s/></text:span><text:span text:style-name="T108">liefert das AOR eines Peers zurück, das durch dessen Name</text:span></text:p>
      <text:p text:style-name="P109">indentifizierbar ist.</text:p>
      <text:p text:style-name="P110"/>
      <text:p text:style-name="P111"><text:span text:style-name="T112">Requestor<text:s/></text:span><text:span text:style-name="T113">bietet ein dynamisches Interface zum Aufruf von Methoden</text:span></text:p>
      <text:p text:style-name="P114">über den RequestHandler an.</text:p>
      <text:p text:style-name="P115"/>
      <text:p text:style-name="P116"><text:span text:style-name="T117"><text:s/></text:span><text:span text:style-name="T118">RequestorHandler<text:s/></text:span><text:span text:style-name="T119">arbeitet als Schnittstelle zwischen dem lokalen Peer</text:span></text:p>
      <text:p text:style-name="P120">und den Anfragen von entfernten Peers. Dabei nutzt der RequestHandler</text:p>
      <text:p text:style-name="P121">den Invoker für die einzelnen Server Instanzen.</text:p>
      <text:p text:style-name="P122"/>
      <text:p text:style-name="P123"><text:span text:style-name="T124"><text:s/></text:span><text:span text:style-name="T125">Invoker<text:s/></text:span><text:span text:style-name="T126">bietet die Methode handleRequest(byte[]), welche eingehende</text:span></text:p>
      <text:p text:style-name="P127">Anfragen abarbeitet.</text:p>
      <text:p text:style-name="P128"/>
      <text:p text:style-name="P129"><text:span text:style-name="T130"><text:s/></text:span><text:span text:style-name="T131">ProtocolPluginServer<text:s/></text:span><text:span text:style-name="T132">wird als Interface in den einzelnen Plugins</text:span></text:p>
      <text:p text:style-name="P133">implementiert und bearbeitet die eingehenden Aufrufe. Die einzelnen</text:p>
      <text:p text:style-name="P134">Protokolle werden beim Aufruf des Invokers instanziert und konfiguriert.</text:p>
      <text:p text:style-name="P135"/>
      <text:p text:style-name="P136"><text:span text:style-name="T137"><text:s/></text:span><text:span text:style-name="T138">ProtocolPluginClient<text:s/></text:span><text:span text:style-name="T139">ist als Interface in den Protokollen als Schnittstelle</text:span></text:p>
      <text:p text:style-name="P140">nach außen vorgesehen. Durch das AOR wird der richtige Requestor</text:p>
      <text:p text:style-name="P141">ausgewählt und verwendet um eine Anfrage an einen entfernten Peer zu</text:p>
      <text:p text:style-name="P142">senden.</text:p>
      <text:p text:style-name="P143"/>
      <text:h text:style-name="Überschrift1" text:outline-level="1"><text:bookmark-start text:name="_Toc369812219"/><text:soft-page-break/>Kritik<text:bookmark-end text:name="_Toc369812219"/></text:h>
      <text:list text:style-name="LFO2" text:continue-numbering="true">
        <text:list-item>
          <text:p text:style-name="P144">Der Programmcode ist nicht dokumentiert. Dies führt dazu das die Beschreibung der Applikation etwas erschwert wird.</text:p>
        </text:list-item>
        <text:list-item>
          <text:p text:style-name="P145">Sockets mit gleichem Namen werden 2- mal initialisiert. Das führt dazu das die Tests Fehler liefern.<text:s/></text:p>
        </text:list-item>
        <text:list-item>
          <text:p text:style-name="P146">Die Sinnhaftigkeit dieses Beispiels ist in Frage zu stellen. <text:s/>:P</text:p>
        </text:list-item>
      </text:list>
      <text:p text:style-name="Listenabsatz"/>
      <text:h text:style-name="Überschrift1" text:outline-level="1"><text:bookmark-start text:name="_Toc369812220"/>Verbesserungsvorschläge<text:bookmark-end text:name="_Toc369812220"/></text:h>
      <text:list text:style-name="LFO3" text:continue-numbering="true">
        <text:list-item>
          <text:p text:style-name="P147">Code dokumentieren. Wir müssen das auch machen<text:s/>;).</text:p>
        </text:list-item>
        <text:list-item>
          <text:p text:style-name="P148">Sockets nicht gleich benennen und falls doch dann nicht initialisiere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style:font-name-asian="Times New Roman" fo:language="de" fo:country="DE" fo:hyphenate="false"/>
    </style:style>
    <style:style style:name="KeinLeerraumZchn" style:display-name="Kein Leerraum Zchn" style:family="text" style:parent-style-name="Absatz-Standardschriftart">
      <style:text-properties style:font-name-asian="Times New Roman" fo:language="de" fo:country="D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AT" fo:hyphenate="false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>
      <style:text-properties fo:language="de" fo:country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0" xlink:href="media/image1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Remoting Patterns</dc:title>
    <dc:subject>Protokoll zur Arbeitsdurchführung</dc:subject>
    <meta:initial-creator>Patrick Mühl, Nanak Tattyrek</meta:initial-creator>
    <dc:creator>Patrick</dc:creator>
    <meta:creation-date>2013-10-17T20:31:00Z</meta:creation-date>
    <dc:date>2013-10-17T20:31:00Z</dc:date>
    <meta:template xlink:href="Normal.dotm" xlink:type="simple"/>
    <meta:editing-cycles>2</meta:editing-cycles>
    <meta:editing-duration>PT0S</meta:editing-duration>
    <meta:document-statistic meta:page-count="7" meta:paragraph-count="6" meta:word-count="457" meta:character-count="3333" meta:row-count="24" meta:non-whitespace-character-count="2882"/>
  </office:meta>
</office:document-meta>
</file>